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text-properties style:font-name="Source Sans Pro" fo:font-size="28pt" style:font-size-asian="28pt" style:font-size-complex="28pt"/>
    </style:style>
    <style:style style:name="T1" style:family="text">
      <style:text-properties style:font-name="Source Sans Pr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atabase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ted initial erd diagram</text:p>
              </text:list-item>
              <text:list-item>
                <text:p>Created schema and some sample data</text:p>
              </text:list-item>
              <text:list-item>
                <text:p>Implemented initial databa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Erd diagram / schema</text:p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erver software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ySQL</text:p>
              </text:list-item>
              <text:list-item>
                <text:p>Python</text:p>
              </text:list-item>
              <text:list-item>
                <text:p>MySQL Connector/Pyth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rogram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Takes in user’s booking details from boarding pass</text:span></text:p>
                <text:list>
                  <text:list-item>
                    <text:p text:style-name="P2"><text:span text:style-name="T1">Ideally scanned from bar code or QR code</text:span></text:p>
                  </text:list-item>
                  <text:list-item>
                    <text:p text:style-name="P2"><text:span text:style-name="T1">Input into demonstration by user, staff or passenger</text:span></text:p>
                  </text:list-item>
                </text:list>
              </text:list-item>
              <text:list-item>
                <text:p text:style-name="P2"><text:span text:style-name="T1">Requires python at least 2.7, or 3.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lgorithm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ow</text:p>
              </text:list-item>
              <text:list-item>
                <text:p>Wh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oblems encountered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ow they were dealt with</text:p>
              </text:list-item>
              <text:list-item>
                <text:p>What they we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06:53:43.016000000</meta:creation-date>
    <dc:date>2018-04-18T12:41:34.169000000</dc:date>
    <meta:editing-duration>PT3M30S</meta:editing-duration>
    <meta:editing-cycles>2</meta:editing-cycles>
    <meta:generator>LibreOffice/6.0.2.1$Windows_X86_64 LibreOffice_project/f7f06a8f319e4b62f9bc5095aa112a65d2f3ac89</meta:generator>
    <meta:document-statistic meta:object-count="53"/>
  </office:meta>
</office:document-meta>
</file>